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70pt"/>
    </style:style>
    <style:style style:name="co2" style:family="table-column">
      <style:table-column-properties fo:break-before="auto" style:column-width="190pt"/>
    </style:style>
    <style:style style:name="co3" style:family="table-column">
      <style:table-column-properties fo:break-before="auto" style:column-width="22pt"/>
    </style:style>
    <style:style style:name="co4" style:family="table-column">
      <style:table-column-properties fo:break-before="auto" style:column-width="92pt"/>
    </style:style>
    <style:style style:name="co5" style:family="table-column">
      <style:table-column-properties fo:break-before="auto" style:column-width="79pt"/>
    </style:style>
    <style:style style:name="co6" style:family="table-column">
      <style:table-column-properties fo:break-before="auto" style:column-width="60pt"/>
    </style:style>
    <style:style style:name="ro1" style:family="table-row">
      <style:table-row-properties fo:break-before="auto" style:row-height="30pt"/>
    </style:style>
    <style:style style:name="ro2" style:family="table-row">
      <style:table-row-properties fo:break-before="auto" style:row-height="20pt"/>
    </style:style>
    <style:style style:name="ce1" style:family="table-cell">
      <style:text-properties fo:color="#000000" fo:font-family="" fo:font-size="22pt"/>
    </style:style>
    <style:style style:name="ce2" style:family="table-cell">
      <style:text-properties fo:font-family="" fo:font-size="12pt"/>
    </style:style>
    <style:style style:name="ce3" style:family="table-cell">
      <style:table-cell-properties style:text-align-source="fix"/>
      <style:paragraph-properties fo:text-align="end"/>
    </style:style>
    <style:style style:name="ce4" style:family="table-cell">
      <style:table-cell-properties style:text-align-source="fix"/>
      <style:paragraph-properties fo:text-align="end"/>
      <style:text-properties fo:color="#b2b2b2" fo:font-family="" fo:font-size="28pt" fo:font-weight="bold"/>
    </style:style>
    <style:style style:name="ce5" style:family="table-cell">
      <style:text-properties fo:color="#000000" fo:font-family="" fo:font-size="12pt"/>
    </style:style>
    <style:style style:name="ce6" style:family="table-cell">
      <style:table-cell-properties fo:border-left="1pt solid #000000" fo:border-top="1pt solid #000000"/>
      <style:text-properties fo:color="#000000" fo:font-family="" fo:font-size="12pt"/>
    </style:style>
    <style:style style:name="ce7" style:family="table-cell">
      <style:table-cell-properties fo:border-right="1pt solid #000000" fo:border-top="1pt solid #000000"/>
      <style:text-properties fo:color="#000000" fo:font-family="" fo:font-size="12pt"/>
    </style:style>
    <style:style style:name="ce8" style:family="table-cell">
      <style:table-cell-properties fo:border-left="1pt solid #000000"/>
      <style:text-properties fo:color="#000000" fo:font-family="" fo:font-size="12pt"/>
    </style:style>
    <style:style style:name="ce9" style:family="table-cell">
      <style:table-cell-properties fo:border-right="1pt solid #000000"/>
      <style:text-properties fo:color="#000000" fo:font-family="" fo:font-size="12pt"/>
    </style:style>
    <style:style style:name="ce10" style:family="table-cell">
      <style:table-cell-properties style:text-align-source="fix" style:vertical-align="bottom"/>
      <style:paragraph-properties fo:text-align="end"/>
      <style:text-properties fo:color="#000000" fo:font-family="" fo:font-size="12pt"/>
    </style:style>
    <style:style style:name="ce11" style:family="table-cell">
      <style:table-cell-properties fo:border-bottom="1pt solid #000000"/>
      <style:text-properties fo:color="#000000" fo:font-family="" fo:font-size="12pt"/>
    </style:style>
    <style:style style:name="ce12" style:family="table-cell">
      <style:table-cell-properties fo:border-bottom="1pt solid #000000" fo:border-top="1pt solid #000000"/>
      <style:text-properties fo:color="#000000" fo:font-family="" fo:font-size="12pt"/>
    </style:style>
    <style:style style:name="ce13" style:family="table-cell">
      <style:table-cell-properties fo:border-bottom="1pt solid #000000" fo:border-left="1pt solid #000000"/>
      <style:text-properties fo:color="#000000" fo:font-family="" fo:font-size="12pt"/>
    </style:style>
    <style:style style:name="ce14" style:family="table-cell">
      <style:table-cell-properties fo:border-bottom="1pt solid #000000" fo:border-right="1pt solid #000000"/>
      <style:text-properties fo:color="#000000" fo:font-family="" fo:font-size="12pt"/>
    </style:style>
    <style:style style:name="ce15" style:family="table-cell">
      <style:table-cell-properties fo:border-right="1pt solid #000000" fo:border-top="1pt solid #000000"/>
      <style:text-properties fo:font-family="" fo:font-size="12pt"/>
    </style:style>
    <style:style style:name="ce16" style:family="table-cell">
      <style:table-cell-properties fo:border-top="1pt solid #000000"/>
      <style:text-properties fo:color="#000000" fo:font-family="" fo:font-size="12pt"/>
    </style:style>
    <style:style style:name="ce17" style:family="table-cell">
      <style:table-cell-properties fo:border="1pt solid #000000" style:text-align-source="fix"/>
      <style:paragraph-properties fo:text-align="center"/>
      <style:text-properties fo:color="#000000" fo:font-family="" fo:font-size="12pt"/>
    </style:style>
    <style:style style:name="ce18" style:family="table-cell">
      <style:table-cell-properties fo:border-bottom="1pt solid #000000" fo:border-left="1pt solid #000000" fo:border-top="1pt solid #000000"/>
      <style:text-properties fo:color="#000000" fo:font-family="" fo:font-size="12pt"/>
    </style:style>
    <style:style style:name="ce19" style:family="table-cell">
      <style:table-cell-properties fo:border-bottom="1pt solid #000000" fo:border-right="1pt solid #000000" fo:border-top="1pt solid #000000"/>
      <style:text-properties fo:color="#000000" fo:font-family="" fo:font-size="12pt"/>
    </style:style>
    <style:style style:name="ce20" style:family="table-cell">
      <style:table-cell-properties fo:border-left="1pt solid #000000" fo:border-right="1pt solid #000000"/>
      <style:text-properties fo:color="#000000" fo:font-family="" fo:font-size="12pt"/>
    </style:style>
    <style:style style:name="ce21" style:family="table-cell">
      <style:table-cell-properties fo:border-left="1pt solid #000000" fo:border-right="1pt solid #000000" fo:border-top="1pt solid #000000"/>
      <style:text-properties fo:color="#000000" fo:font-family="" fo:font-size="12pt"/>
    </style:style>
    <style:style style:name="ce22" style:data-style-name="N1" style:family="table-cell">
      <style:table-cell-properties fo:border-left="1pt solid #000000" fo:border-right="1pt solid #000000" fo:border-top="1pt solid #000000" style:vertical-align="middle"/>
      <style:text-properties fo:color="#000000" fo:font-family="" fo:font-size="12pt"/>
    </style:style>
    <style:style style:name="ce23" style:family="table-cell">
      <style:table-cell-properties fo:border-left="1pt solid #000000" fo:border-right="1pt solid #000000" style:vertical-align="middle"/>
      <style:text-properties fo:color="#000000" fo:font-family="" fo:font-size="12pt"/>
    </style:style>
    <style:style style:name="ce24" style:data-style-name="N1" style:family="table-cell">
      <style:table-cell-properties fo:border-left="1pt solid #000000" fo:border-right="1pt solid #000000" style:vertical-align="middle"/>
      <style:text-properties fo:color="#000000" fo:font-family="" fo:font-size="12pt"/>
    </style:style>
    <style:style style:name="ce25" style:family="table-cell">
      <style:table-cell-properties fo:border-bottom="1pt solid #000000" fo:border-left="1pt solid #000000" fo:border-right="1pt solid #000000"/>
      <style:text-properties fo:color="#000000" fo:font-family="" fo:font-size="12pt"/>
    </style:style>
    <style:style style:name="ce26" style:family="table-cell">
      <style:table-cell-properties fo:border-bottom="1pt solid #000000" fo:border-left="1pt solid #000000" fo:border-right="1pt solid #000000" style:vertical-align="middle"/>
      <style:text-properties fo:color="#000000" fo:font-family="" fo:font-size="12pt"/>
    </style:style>
    <style:style style:name="ce27" style:family="table-cell">
      <style:table-cell-properties fo:border="1pt solid #000000"/>
      <style:text-properties fo:color="#000000" fo:font-family="" fo:font-size="12pt"/>
    </style:style>
    <style:style style:name="ce28" style:data-style-name="N1" style:family="table-cell">
      <style:table-cell-properties fo:border="1pt solid #000000"/>
      <style:text-properties fo:color="#000000" fo:font-family="" fo:font-size="12pt"/>
    </style:style>
    <style:style style:name="ce29" style:family="table-cell">
      <style:text-properties fo:color="#000000" fo:font-family="" fo:font-size="11pt"/>
    </style:style>
    <style:style style:name="ce30" style:family="table-cell">
      <style:text-properties fo:color="#000000" fo:font-family="" fo:font-size="12pt" fo:font-weight="bold"/>
    </style:style>
    <number:number-style style:name="N1">
      <number:number number:decimal-places="2" number:min-integer-digits="1"/>
    </number:number-style>
  </office:automatic-styles>
  <office:body>
    <office:spreadsheet>
      <table:table table:name="Sheet1" table:style-name="ta1">
        <table:table-column table:style-name="co1"/>
        <table:table-column table:style-name="co2"/>
        <table:table-column table:style-name="co3"/>
        <table:table-column table:style-name="co4"/>
        <table:table-column table:style-name="co5"/>
        <table:table-column table:style-name="co1"/>
        <table:table-column table:style-name="co6" table:number-columns-repeated="6"/>
        <table:table-column/>
        <table:table-column table:style-name="co6" table:number-columns-repeated="2"/>
        <table:table-row table:style-name="ro1">
          <table:table-cell office:value-type="string" office:string-value="Company Name" table:style-name="ce1">
            <text:p>Company Name</text:p>
          </table:table-cell>
          <table:table-cell table:style-name="ce2"/>
          <table:table-cell table:style-name="ce3" table:number-columns-spanned="4"/>
          <table:table-cell office:value-type="string" office:string-value="INVOICE" table:style-name="ce4" table:number-columns-spanned="3">
            <text:p>INVOICE</text:p>
          </table:table-cell>
          <table:covered-table-cell table:style-name="ce2"/>
          <table:covered-table-cell table:style-name="ce2"/>
        </table:table-row>
        <table:table-row table:style-name="ro2">
          <table:table-cell office:value-type="string" office:string-value="Street Address" table:style-name="ce5">
            <text:p>Street Address</text:p>
          </table:table-cell>
          <table:table-cell table:style-name="ce2"/>
          <table:table-cell/>
          <table:table-cell table:style-name="ce5" table:number-columns-repeated="2"/>
        </table:table-row>
        <table:table-row table:style-name="ro2">
          <table:table-cell office:value-type="string" office:string-value="City, State, ZIP" table:style-name="ce5">
            <text:p>City, State, ZIP</text:p>
          </table:table-cell>
          <table:table-cell table:style-name="ce2"/>
        </table:table-row>
        <table:table-row table:style-name="ro2">
          <table:table-cell office:value-type="string" office:string-value="Phone/Fax Number" table:style-name="ce5">
            <text:p>Phone/Fax Number</text:p>
          </table:table-cell>
          <table:table-cell table:style-name="ce2"/>
        </table:table-row>
        <table:table-row table:style-name="ro2">
          <table:table-cell/>
        </table:table-row>
        <table:table-row table:style-name="ro2">
          <table:table-cell office:value-type="string" office:string-value="SOLD TO" table:style-name="ce6">
            <text:p>SOLD TO</text:p>
          </table:table-cell>
          <table:table-cell table:style-name="ce7"/>
        </table:table-row>
        <table:table-row table:style-name="ro2">
          <table:table-cell table:style-name="ce8"/>
          <table:table-cell table:style-name="ce9"/>
          <table:table-cell/>
          <table:table-cell office:value-type="string" office:string-value="Invoice Number" table:style-name="ce10" table:number-columns-spanned="2">
            <text:p>Invoice Number</text:p>
          </table:table-cell>
          <table:covered-table-cell table:style-name="ce5"/>
          <table:table-cell table:style-name="ce11"/>
        </table:table-row>
        <table:table-row table:style-name="ro2">
          <table:table-cell table:style-name="ce8"/>
          <table:table-cell table:style-name="ce9"/>
          <table:table-cell/>
          <table:table-cell office:value-type="string" office:string-value="Invoice Date" table:style-name="ce10" table:number-columns-spanned="2">
            <text:p>Invoice Date</text:p>
          </table:table-cell>
          <table:covered-table-cell table:style-name="ce5"/>
          <table:table-cell table:style-name="ce12"/>
        </table:table-row>
        <table:table-row table:style-name="ro2">
          <table:table-cell table:style-name="ce13"/>
          <table:table-cell table:style-name="ce14"/>
          <table:table-cell/>
          <table:table-cell office:value-type="string" office:string-value="Our Order Number" table:style-name="ce10" table:number-columns-spanned="2">
            <text:p>Our Order Number</text:p>
          </table:table-cell>
          <table:covered-table-cell table:style-name="ce5"/>
          <table:table-cell table:style-name="ce12"/>
        </table:table-row>
        <table:table-row table:style-name="ro2">
          <table:table-cell table:number-columns-repeated="3"/>
          <table:table-cell office:value-type="string" office:string-value="Your Order Number" table:style-name="ce10" table:number-columns-spanned="2">
            <text:p>Your Order Number</text:p>
          </table:table-cell>
          <table:covered-table-cell table:style-name="ce5"/>
          <table:table-cell table:style-name="ce12"/>
        </table:table-row>
        <table:table-row table:style-name="ro2">
          <table:table-cell office:value-type="string" office:string-value="SHIPPED TO" table:style-name="ce6">
            <text:p>SHIPPED TO</text:p>
          </table:table-cell>
          <table:table-cell table:style-name="ce15"/>
          <table:table-cell/>
          <table:table-cell office:value-type="string" office:string-value="Terms" table:style-name="ce10" table:number-columns-spanned="2">
            <text:p>Terms</text:p>
          </table:table-cell>
          <table:covered-table-cell table:style-name="ce5"/>
          <table:table-cell table:style-name="ce12"/>
        </table:table-row>
        <table:table-row table:style-name="ro2">
          <table:table-cell table:style-name="ce8"/>
          <table:table-cell table:style-name="ce9"/>
          <table:table-cell/>
          <table:table-cell office:value-type="string" office:string-value="Sales Rep" table:style-name="ce10" table:number-columns-spanned="2">
            <text:p>Sales Rep</text:p>
          </table:table-cell>
          <table:covered-table-cell table:style-name="ce5"/>
          <table:table-cell table:style-name="ce12"/>
        </table:table-row>
        <table:table-row table:style-name="ro2">
          <table:table-cell table:style-name="ce8"/>
          <table:table-cell table:style-name="ce9"/>
          <table:table-cell/>
          <table:table-cell office:value-type="string" office:string-value="Shipped Via" table:style-name="ce10" table:number-columns-spanned="2">
            <text:p>Shipped Via</text:p>
          </table:table-cell>
          <table:covered-table-cell table:style-name="ce5"/>
          <table:table-cell table:style-name="ce12"/>
        </table:table-row>
        <table:table-row table:style-name="ro2">
          <table:table-cell table:style-name="ce13"/>
          <table:table-cell table:style-name="ce14"/>
          <table:table-cell/>
          <table:table-cell table:style-name="ce10" table:number-columns-spanned="2"/>
          <table:covered-table-cell table:style-name="ce5"/>
          <table:table-cell table:style-name="ce16"/>
        </table:table-row>
        <table:table-row table:style-name="ro2">
          <table:table-cell/>
        </table:table-row>
        <table:table-row table:style-name="ro2">
          <table:table-cell office:value-type="string" office:string-value="Quantity" table:style-name="ce17">
            <text:p>Quantity</text:p>
          </table:table-cell>
          <table:table-cell office:value-type="string" office:string-value="Description" table:style-name="ce18" table:number-columns-spanned="3">
            <text:p>Description</text:p>
          </table:table-cell>
          <table:covered-table-cell table:style-name="ce12"/>
          <table:covered-table-cell table:style-name="ce19"/>
          <table:table-cell office:value-type="string" office:string-value="Unit Price" table:style-name="ce17">
            <text:p>Unit Price</text:p>
          </table:table-cell>
          <table:table-cell office:value-type="string" office:string-value="Amount" table:style-name="ce17">
            <text:p>Amount</text:p>
          </table:table-cell>
        </table:table-row>
        <table:table-row table:style-name="ro2">
          <table:table-cell table:style-name="ce20"/>
          <table:table-cell table:number-columns-repeated="3"/>
          <table:table-cell table:style-name="ce21"/>
          <table:table-cell table:style-name="ce22"/>
        </table:table-row>
        <table:table-row table:style-name="ro2" table:number-rows-repeated="5">
          <table:table-cell table:style-name="ce20"/>
          <table:table-cell table:number-columns-repeated="3"/>
          <table:table-cell table:style-name="ce20"/>
          <table:table-cell table:style-name="ce23"/>
        </table:table-row>
        <table:table-row table:style-name="ro2">
          <table:table-cell table:style-name="ce20"/>
          <table:table-cell table:number-columns-repeated="3"/>
          <table:table-cell table:style-name="ce20"/>
          <table:table-cell table:style-name="ce24"/>
        </table:table-row>
        <table:table-row table:style-name="ro2" table:number-rows-repeated="7">
          <table:table-cell table:style-name="ce20"/>
          <table:table-cell table:number-columns-repeated="3"/>
          <table:table-cell table:style-name="ce20"/>
          <table:table-cell table:style-name="ce23"/>
        </table:table-row>
        <table:table-row table:style-name="ro2">
          <table:table-cell table:style-name="ce25"/>
          <table:table-cell table:style-name="ce13"/>
          <table:table-cell table:style-name="ce11"/>
          <table:table-cell table:style-name="ce1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office:value-type="string" office:string-value="TOTAL" table:style-name="ce27">
            <text:p>TOTAL</text:p>
          </table:table-cell>
          <table:table-cell office:value-type="float" office:value="0" table:style-name="ce28" table:formula="=sum([.F17]:[.F31])">
            <text:p>0.00</text:p>
          </table:table-cell>
        </table:table-row>
        <table:table-row table:style-name="ro2">
          <table:table-cell/>
        </table:table-row>
        <table:table-row table:style-name="ro2">
          <table:table-cell office:value-type="string" office:string-value="If you have any questions concerning this invoice, please contact:" table:style-name="ce29">
            <text:p>If you have any questions concerning this invoice, please contact:</text:p>
          </table:table-cell>
          <table:table-cell table:style-name="ce2" table:number-columns-repeated="4"/>
        </table:table-row>
        <table:table-row table:style-name="ro2">
          <table:table-cell office:value-type="string" office:string-value="Thank you for your business !" table:style-name="ce30">
            <text:p>Thank you for your business !</text:p>
          </table:table-cell>
          <table:table-cell table:style-name="ce2"/>
        </table:table-row>
        <table:table-row table:style-name="ro2" table:number-rows-repeated="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5pt"/>
    </style:default-style>
    <style:default-style style:family="table-row">
      <style:table-row-properties style:row-height="13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42.5197587pt" fo:margin-right="28.3465058pt" fo:margin-top="42.5197587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joka</meta:initial-creator>
    <meta:editing-cycles>1</meta:editing-cycles>
    <meta:creation-date>2007-07-25T19:49:46</meta:creation-date>
    <dc:date>2007-07-25T19:50:09</dc:date>
    <dc:creator>joka</dc:creator>
  </office:meta>
</office:document-meta>
</file>